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4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ian-fusion-scene5</text:p>
          </table:table-cell>
          <table:table-cell office:value-type="float" office:value="0.170614314981742" calcext:value-type="float">
            <text:p>0,170614314981742</text:p>
          </table:table-cell>
          <table:table-cell office:value-type="float" office:value="0.474569985289462" calcext:value-type="float">
            <text:p>0,474569985289462</text:p>
          </table:table-cell>
          <table:table-cell office:value-type="float" office:value="10.0448631688746" calcext:value-type="float">
            <text:p>10,04486316887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ian-fusion-scene3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477416121233318" calcext:value-type="float">
            <text:p>0,477416121233318</text:p>
          </table:table-cell>
          <table:table-cell office:value-type="float" office:value="32.2254950966736" calcext:value-type="float">
            <text:p>32,22549509667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xingpractice</text:p>
          </table:table-cell>
          <table:table-cell office:value-type="float" office:value="0.2133333334" calcext:value-type="float">
            <text:p>0,2133333334</text:p>
          </table:table-cell>
          <table:table-cell office:value-type="float" office:value="0.622933333528" calcext:value-type="float">
            <text:p>0,622933333528</text:p>
          </table:table-cell>
          <table:table-cell office:value-type="float" office:value="3.68735539893129" calcext:value-type="float">
            <text:p>3,687355398931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7</text:p>
          </table:table-cell>
          <table:table-cell office:value-type="float" office:value="0.389208658130286" calcext:value-type="float">
            <text:p>0,389208658130286</text:p>
          </table:table-cell>
          <table:table-cell office:value-type="float" office:value="1.48950259443053" calcext:value-type="float">
            <text:p>1,48950259443053</text:p>
          </table:table-cell>
          <table:table-cell office:value-type="float" office:value="12.7215969595195" calcext:value-type="float">
            <text:p>12,7215969595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-football-scene3</text:p>
          </table:table-cell>
          <table:table-cell office:value-type="float" office:value="0.187733333392" calcext:value-type="float">
            <text:p>0,187733333392</text:p>
          </table:table-cell>
          <table:table-cell office:value-type="float" office:value="0.614400000192" calcext:value-type="float">
            <text:p>0,614400000192</text:p>
          </table:table-cell>
          <table:table-cell office:value-type="float" office:value="7.76753369562227" calcext:value-type="float">
            <text:p>7,767533695622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r-acrobatics-scene1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262660162683707" calcext:value-type="float">
            <text:p>0,262660162683707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-football-scene2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529066666832" calcext:value-type="float">
            <text:p>0,529066666832</text:p>
          </table:table-cell>
          <table:table-cell office:value-type="float" office:value="2.79242841617318" calcext:value-type="float">
            <text:p>2,792428416173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-football-scene5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324266666768" calcext:value-type="float">
            <text:p>0,324266666768</text:p>
          </table:table-cell>
          <table:table-cell office:value-type="float" office:value="3.62092826246832" calcext:value-type="float">
            <text:p>3,620928262468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ionfield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57793939412" calcext:value-type="float">
            <text:p>0,57793939412</text:p>
          </table:table-cell>
          <table:table-cell office:value-type="float" office:value="10.5472262328041" calcext:value-type="float">
            <text:p>10,54722623280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jords-scene1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0.998400000312" calcext:value-type="float">
            <text:p>0,998400000312</text:p>
          </table:table-cell>
          <table:table-cell office:value-type="float" office:value="3.50786666776289" calcext:value-type="float">
            <text:p>3,507866667762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nerscene-scene1</text:p>
          </table:table-cell>
          <table:table-cell office:value-type="float" office:value="0.115777583733415" calcext:value-type="float">
            <text:p>0,115777583733415</text:p>
          </table:table-cell>
          <table:table-cell office:value-type="float" office:value="0.342798653305778" calcext:value-type="float">
            <text:p>0,342798653305778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neybee</text:p>
          </table:table-cell>
          <table:table-cell office:value-type="float" office:value="0.309136902309311" calcext:value-type="float">
            <text:p>0,309136902309311</text:p>
          </table:table-cell>
          <table:table-cell office:value-type="float" office:value="0.753731147776524" calcext:value-type="float">
            <text:p>0,75373114777652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ng-kong-scene1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392533333456" calcext:value-type="float">
            <text:p>0,392533333456</text:p>
          </table:table-cell>
          <table:table-cell office:value-type="float" office:value="3.56426422435415" calcext:value-type="float">
            <text:p>3,564264224354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sta-rica-scene2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303191317924205" calcext:value-type="float">
            <text:p>0,303191317924205</text:p>
          </table:table-cell>
          <table:table-cell office:value-type="float" office:value="2.1073524878738" calcext:value-type="float">
            <text:p>2,10735248787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jords-scene3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1.041066666992" calcext:value-type="float">
            <text:p>1,04106666699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nerscene-scene2</text:p>
          </table:table-cell>
          <table:table-cell office:value-type="float" office:value="0.181021722903011" calcext:value-type="float">
            <text:p>0,181021722903011</text:p>
          </table:table-cell>
          <table:table-cell office:value-type="float" office:value="0.801426000958912" calcext:value-type="float">
            <text:p>0,801426000958912</text:p>
          </table:table-cell>
          <table:table-cell office:value-type="float" office:value="31.670370003318" calcext:value-type="float">
            <text:p>31,6703700033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ia-buildings-scene3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352711111221333" calcext:value-type="float">
            <text:p>0,352711111221333</text:p>
          </table:table-cell>
          <table:table-cell office:value-type="float" office:value="2.3913592333612" calcext:value-type="float">
            <text:p>2,39135923336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264533333416" calcext:value-type="float">
            <text:p>0,264533333416</text:p>
          </table:table-cell>
          <table:table-cell office:value-type="float" office:value="0.865373516252166" calcext:value-type="float">
            <text:p>0,8653735162521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anmar-scene6</text:p>
          </table:table-cell>
          <table:table-cell office:value-type="float" office:value="0.247466666744" calcext:value-type="float">
            <text:p>0,247466666744</text:p>
          </table:table-cell>
          <table:table-cell office:value-type="float" office:value="1.032533333656" calcext:value-type="float">
            <text:p>1,032533333656</text:p>
          </table:table-cell>
          <table:table-cell office:value-type="float" office:value="13.0923273641039" calcext:value-type="float">
            <text:p>13,09232736410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anmar-scene5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731479471348977" calcext:value-type="float">
            <text:p>0,731479471348977</text:p>
          </table:table-cell>
          <table:table-cell office:value-type="float" office:value="30.1881000850654" calcext:value-type="float">
            <text:p>30,18810008506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ptors-scene2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802798268649143" calcext:value-type="float">
            <text:p>0,802798268649143</text:p>
          </table:table-cell>
          <table:table-cell office:value-type="float" office:value="3.73531057027299" calcext:value-type="float">
            <text:p>3,735310570272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erseaside-scene1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36943089442439" calcext:value-type="float">
            <text:p>0,36943089442439</text:p>
          </table:table-cell>
          <table:table-cell office:value-type="float" office:value="1.03975384647877" calcext:value-type="float">
            <text:p>1,039753846478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erseaside-scene2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16.9577600052994" calcext:value-type="float">
            <text:p>16,957760005299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ia-buildings-scene2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314735930834285" calcext:value-type="float">
            <text:p>0,314735930834285</text:p>
          </table:table-cell>
          <table:table-cell office:value-type="float" office:value="1.54498336762277" calcext:value-type="float">
            <text:p>1,544983367622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-football-scene6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563200000176" calcext:value-type="float">
            <text:p>0,563200000176</text:p>
          </table:table-cell>
          <table:table-cell office:value-type="float" office:value="11.3072666002457" calcext:value-type="float">
            <text:p>11,30726660024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ian-fusion-scene7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273066666752" calcext:value-type="float">
            <text:p>0,273066666752</text:p>
          </table:table-cell>
          <table:table-cell office:value-type="float" office:value="1.1231418185328" calcext:value-type="float">
            <text:p>1,12314181853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3</text:p>
          </table:table-cell>
          <table:table-cell office:value-type="float" office:value="0.282469639154089" calcext:value-type="float">
            <text:p>0,282469639154089</text:p>
          </table:table-cell>
          <table:table-cell office:value-type="float" office:value="6.32256755359825" calcext:value-type="float">
            <text:p>6,32256755359825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11</text:p>
          </table:table-cell>
          <table:table-cell office:value-type="float" office:value="0.375466666784" calcext:value-type="float">
            <text:p>0,375466666784</text:p>
          </table:table-cell>
          <table:table-cell office:value-type="float" office:value="3.80905381645138" calcext:value-type="float">
            <text:p>3,80905381645138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scene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275372973059027" calcext:value-type="float">
            <text:p>0,275372973059027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10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1.21136761942617" calcext:value-type="float">
            <text:p>1,21136761942617</text:p>
          </table:table-cell>
          <table:table-cell office:value-type="float" office:value="7.67418448336344" calcext:value-type="float">
            <text:p>7,674184483363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sphorus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1.45744313771036" calcext:value-type="float">
            <text:p>1,45744313771036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erial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654590169999019" calcext:value-type="float">
            <text:p>0,654590169999019</text:p>
          </table:table-cell>
          <table:table-cell office:value-type="float" office:value="3.50582425336734" calcext:value-type="float">
            <text:p>3,505824253367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1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8081066669192" calcext:value-type="float">
            <text:p>0,808106666919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5</text:p>
          </table:table-cell>
          <table:table-cell office:value-type="float" office:value="0.750933333568" calcext:value-type="float">
            <text:p>0,7509333335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n-football-scene4</text:p>
          </table:table-cell>
          <table:table-cell office:value-type="float" office:value="0.204800000064" calcext:value-type="float">
            <text:p>0,204800000064</text:p>
          </table:table-cell>
          <table:table-cell office:value-type="float" office:value="0.742400000232" calcext:value-type="float">
            <text:p>0,742400000232</text:p>
          </table:table-cell>
          <table:table-cell office:value-type="float" office:value="7.87152530969204" calcext:value-type="float">
            <text:p>7,871525309692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imals-scene9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1.01561943765753" calcext:value-type="float">
            <text:p>1,01561943765753</text:p>
          </table:table-cell>
          <table:table-cell office:value-type="float" office:value="6.33232868414941" calcext:value-type="float">
            <text:p>6,332328684149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mpfireparty</text:p>
          </table:table-cell>
          <table:table-cell office:value-type="float" office:value="0.6400000002" calcext:value-type="float">
            <text:p>0,6400000002</text:p>
          </table:table-cell>
          <table:table-cell office:value-type="float" office:value="2.756266667528" calcext:value-type="float">
            <text:p>2,756266667528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sta-rica-scene3</text:p>
          </table:table-cell>
          <table:table-cell office:value-type="float" office:value="0.2133333334" calcext:value-type="float">
            <text:p>0,2133333334</text:p>
          </table:table-cell>
          <table:table-cell office:value-type="float" office:value="1.305600000408" calcext:value-type="float">
            <text:p>1,305600000408</text:p>
          </table:table-cell>
          <table:table-cell office:value-type="float" office:value="4.71857962150912" calcext:value-type="float">
            <text:p>4,718579621509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ivingpov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432931424811501" calcext:value-type="float">
            <text:p>0,432931424811501</text:p>
          </table:table-cell>
          <table:table-cell office:value-type="float" office:value="6.828703585577" calcext:value-type="float">
            <text:p>6,8287035855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ndnightscape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537600000168" calcext:value-type="float">
            <text:p>0,537600000168</text:p>
          </table:table-cell>
          <table:table-cell office:value-type="float" office:value="2.10253585605847" calcext:value-type="float">
            <text:p>2,102535856058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odmarket-scene1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3.01785516434178" calcext:value-type="float">
            <text:p>3,01785516434178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sta-rica-scene4</text:p>
          </table:table-cell>
          <table:table-cell office:value-type="float" office:value="0.184739181344281" calcext:value-type="float">
            <text:p>0,184739181344281</text:p>
          </table:table-cell>
          <table:table-cell office:value-type="float" office:value="0.518597938306392" calcext:value-type="float">
            <text:p>0,518597938306392</text:p>
          </table:table-cell>
          <table:table-cell office:value-type="float" office:value="3.05061399272289" calcext:value-type="float">
            <text:p>3,050613992722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0.25600000008" calcext:value-type="float">
            <text:p>0,2560000000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ntains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1.19466666704" calcext:value-type="float">
            <text:p>1,1946666670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osswalk</text:p>
          </table:table-cell>
          <table:table-cell office:value-type="float" office:value="0.412129983378372" calcext:value-type="float">
            <text:p>0,412129983378372</text:p>
          </table:table-cell>
          <table:table-cell office:value-type="float" office:value="4.31173960099931" calcext:value-type="float">
            <text:p>4,31173960099931</text:p>
          </table:table-cell>
          <table:table-cell office:value-type="float" office:value="41.907200013096" calcext:value-type="float">
            <text:p>41,9072000130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ng-kong-scene2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738133333564" calcext:value-type="float">
            <text:p>0,738133333564</text:p>
          </table:table-cell>
          <table:table-cell office:value-type="float" office:value="4.15063480213565" calcext:value-type="float">
            <text:p>4,150634802135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jords-scene2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1.01596279101516" calcext:value-type="float">
            <text:p>1,01596279101516</text:p>
          </table:table-cell>
          <table:table-cell office:value-type="float" office:value="35.1856547152632" calcext:value-type="float">
            <text:p>35,18565471526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sta-rica-scene1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539289769145426" calcext:value-type="float">
            <text:p>0,539289769145426</text:p>
          </table:table-cell>
          <table:table-cell office:value-type="float" office:value="1.38276158235302" calcext:value-type="float">
            <text:p>1,382761582353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ng-kong-scene3</text:p>
          </table:table-cell>
          <table:table-cell office:value-type="float" office:value="0.238933333408" calcext:value-type="float">
            <text:p>0,238933333408</text:p>
          </table:table-cell>
          <table:table-cell office:value-type="float" office:value="0.827733333592" calcext:value-type="float">
            <text:p>0,82773333359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anmar-scene7</text:p>
          </table:table-cell>
          <table:table-cell office:value-type="float" office:value="0.369539083254564" calcext:value-type="float">
            <text:p>0,369539083254564</text:p>
          </table:table-cell>
          <table:table-cell office:value-type="float" office:value="1.58277012799917" calcext:value-type="float">
            <text:p>1,58277012799917</text:p>
          </table:table-cell>
          <table:table-cell office:value-type="float" office:value="6.254933335288" calcext:value-type="float">
            <text:p>6,2549333352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anmar-scene4</text:p>
          </table:table-cell>
          <table:table-cell office:value-type="float" office:value="0.238933333408" calcext:value-type="float">
            <text:p>0,238933333408</text:p>
          </table:table-cell>
          <table:table-cell office:value-type="float" office:value="1.049600000328" calcext:value-type="float">
            <text:p>1,049600000328</text:p>
          </table:table-cell>
          <table:table-cell office:value-type="float" office:value="8.65038490836363" calcext:value-type="float">
            <text:p>8,650384908363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dysetgo</text:p>
          </table:table-cell>
          <table:table-cell office:value-type="float" office:value="0.238933333408" calcext:value-type="float">
            <text:p>0,238933333408</text:p>
          </table:table-cell>
          <table:table-cell office:value-type="float" office:value="0.81066666692" calcext:value-type="float">
            <text:p>0,81066666692</text:p>
          </table:table-cell>
          <table:table-cell office:value-type="float" office:value="11.295778038212" calcext:value-type="float">
            <text:p>11,2957780382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ng-kong-scene4</text:p>
          </table:table-cell>
          <table:table-cell office:value-type="float" office:value="0.12800000004" calcext:value-type="float">
            <text:p>0,12800000004</text:p>
          </table:table-cell>
          <table:table-cell office:value-type="float" office:value="1.22601473813779" calcext:value-type="float">
            <text:p>1,2260147381377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ator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1.80250256466584" calcext:value-type="float">
            <text:p>1,80250256466584</text:p>
          </table:table-cell>
          <table:table-cell office:value-type="float" office:value="39.731200012416" calcext:value-type="float">
            <text:p>39,7312000124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athon</text:p>
          </table:table-cell>
          <table:table-cell office:value-type="float" office:value="0.375466666784" calcext:value-type="float">
            <text:p>0,375466666784</text:p>
          </table:table-cell>
          <table:table-cell office:value-type="float" office:value="1.971200000616" calcext:value-type="float">
            <text:p>1,971200000616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ckey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1.43102172923387" calcext:value-type="float">
            <text:p>1,43102172923387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ia-buildings-scene4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409600000128" calcext:value-type="float">
            <text:p>0,409600000128</text:p>
          </table:table-cell>
          <table:table-cell office:value-type="float" office:value="4.61020281254799" calcext:value-type="float">
            <text:p>4,610202812547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ptors-scene1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887326776233574" calcext:value-type="float">
            <text:p>0,887326776233574</text:p>
          </table:table-cell>
          <table:table-cell office:value-type="float" office:value="4.68314193991089" calcext:value-type="float">
            <text:p>4,683141939910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0.196266666728" calcext:value-type="float">
            <text:p>0,196266666728</text:p>
          </table:table-cell>
          <table:table-cell office:value-type="float" office:value="0.575079738741804" calcext:value-type="float">
            <text:p>0,575079738741804</text:p>
          </table:table-cell>
          <table:table-cell office:value-type="float" office:value="31.982933343328" calcext:value-type="float">
            <text:p>31,9829333433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anmar-scene3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392533333456" calcext:value-type="float">
            <text:p>0,392533333456</text:p>
          </table:table-cell>
          <table:table-cell office:value-type="float" office:value="2.35282901770778" calcext:value-type="float">
            <text:p>2,352829017707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nners</text:p>
          </table:table-cell>
          <table:table-cell office:value-type="float" office:value="0.443733333472" calcext:value-type="float">
            <text:p>0,443733333472</text:p>
          </table:table-cell>
          <table:table-cell office:value-type="float" office:value="1.66400000052" calcext:value-type="float">
            <text:p>1,6640000005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-monkeys-scene1</text:p>
          </table:table-cell>
          <table:table-cell office:value-type="float" office:value="0.12800000004" calcext:value-type="float">
            <text:p>0,12800000004</text:p>
          </table:table-cell>
          <table:table-cell office:value-type="float" office:value="0.59733333352" calcext:value-type="float">
            <text:p>0,59733333352</text:p>
          </table:table-cell>
          <table:table-cell office:value-type="float" office:value="2.329600000728" calcext:value-type="float">
            <text:p>2,3296000007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-monkeys-scene6</text:p>
          </table:table-cell>
          <table:table-cell office:value-type="float" office:value="0.228656299046741" calcext:value-type="float">
            <text:p>0,228656299046741</text:p>
          </table:table-cell>
          <table:table-cell office:value-type="float" office:value="2.29843319099007" calcext:value-type="float">
            <text:p>2,29843319099007</text:p>
          </table:table-cell>
          <table:table-cell office:value-type="float" office:value="23.060063390504" calcext:value-type="float">
            <text:p>23,0600633905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-rock-vol3-scene5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475394942677297" calcext:value-type="float">
            <text:p>0,475394942677297</text:p>
          </table:table-cell>
          <table:table-cell office:value-type="float" office:value="2.84165366965113" calcext:value-type="float">
            <text:p>2,841653669651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ateboarding-scene12</text:p>
          </table:table-cell>
          <table:table-cell office:value-type="float" office:value="0.076800000024" calcext:value-type="float">
            <text:p>0,076800000024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534006612730748" calcext:value-type="float">
            <text:p>0,5340066127307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sidentialbuilding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435200000136" calcext:value-type="float">
            <text:p>0,435200000136</text:p>
          </table:table-cell>
          <table:table-cell office:value-type="float" office:value="1.79399480575543" calcext:value-type="float">
            <text:p>1,793994805755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-monkeys-scene3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669577549832789" calcext:value-type="float">
            <text:p>0,669577549832789</text:p>
          </table:table-cell>
          <table:table-cell office:value-type="float" office:value="2.76849068587518" calcext:value-type="float">
            <text:p>2,768490685875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kendry</text:p>
          </table:table-cell>
          <table:table-cell office:value-type="float" office:value="2.73356959586981" calcext:value-type="float">
            <text:p>2,73356959586981</text:p>
          </table:table-cell>
          <table:table-cell office:value-type="float" office:value="3.56465241201542" calcext:value-type="float">
            <text:p>3,56465241201542</text:p>
          </table:table-cell>
          <table:table-cell office:value-type="float" office:value="3.4467472878988" calcext:value-type="float">
            <text:p>3,44674728789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-rock-vol3-scene3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687148821763556" calcext:value-type="float">
            <text:p>0,687148821763556</text:p>
          </table:table-cell>
          <table:table-cell office:value-type="float" office:value="4.51449263298972" calcext:value-type="float">
            <text:p>4,514492632989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ateboarding-scene8</text:p>
          </table:table-cell>
          <table:table-cell office:value-type="float" office:value="0.068266666688" calcext:value-type="float">
            <text:p>0,068266666688</text:p>
          </table:table-cell>
          <table:table-cell office:value-type="float" office:value="0.181130900299912" calcext:value-type="float">
            <text:p>0,181130900299912</text:p>
          </table:table-cell>
          <table:table-cell office:value-type="float" office:value="8.1877431896256" calcext:value-type="float">
            <text:p>8,18774318962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-rock-vol-scene6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1.15707156407889" calcext:value-type="float">
            <text:p>1,15707156407889</text:p>
          </table:table-cell>
          <table:table-cell office:value-type="float" office:value="10.2101087447853" calcext:value-type="float">
            <text:p>10,21010874478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-monkeys-scene2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27289600008528" calcext:value-type="float">
            <text:p>0,27289600008528</text:p>
          </table:table-cell>
          <table:table-cell office:value-type="float" office:value="1.28899306313344" calcext:value-type="float">
            <text:p>1,288993063133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shhour</text:p>
          </table:table-cell>
          <table:table-cell office:value-type="float" office:value="0.443733333472" calcext:value-type="float">
            <text:p>0,443733333472</text:p>
          </table:table-cell>
          <table:table-cell office:value-type="float" office:value="1.373866667096" calcext:value-type="float">
            <text:p>1,373866667096</text:p>
          </table:table-cell>
          <table:table-cell office:value-type="float" office:value="11.9935071753837" calcext:value-type="float">
            <text:p>11,99350717538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itualdance</text:p>
          </table:table-cell>
          <table:table-cell office:value-type="float" office:value="0.349866666776" calcext:value-type="float">
            <text:p>0,349866666776</text:p>
          </table:table-cell>
          <table:table-cell office:value-type="float" office:value="1.56217126966531" calcext:value-type="float">
            <text:p>1,56217126966531</text:p>
          </table:table-cell>
          <table:table-cell office:value-type="float" office:value="19.5462383263182" calcext:value-type="float">
            <text:p>19,54623832631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ateboarding-scene7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290133333424" calcext:value-type="float">
            <text:p>0,290133333424</text:p>
          </table:table-cell>
          <table:table-cell office:value-type="float" office:value="13.6192753386595" calcext:value-type="float">
            <text:p>13,61927533865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llercoaster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651333333536875" calcext:value-type="float">
            <text:p>0,651333333536875</text:p>
          </table:table-cell>
          <table:table-cell office:value-type="float" office:value="4.05035471824687" calcext:value-type="float">
            <text:p>4,05035471824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-rock-vol3-scene4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723344268811176" calcext:value-type="float">
            <text:p>0,723344268811176</text:p>
          </table:table-cell>
          <table:table-cell office:value-type="float" office:value="3.26752756007621" calcext:value-type="float">
            <text:p>3,267527560076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rf</text:p>
          </table:table-cell>
          <table:table-cell office:value-type="float" office:value="0.12800000004" calcext:value-type="float">
            <text:p>0,12800000004</text:p>
          </table:table-cell>
          <table:table-cell office:value-type="float" office:value="0.853875841702887" calcext:value-type="float">
            <text:p>0,853875841702887</text:p>
          </table:table-cell>
          <table:table-cell office:value-type="float" office:value="3.68461008245225" calcext:value-type="float">
            <text:p>3,68461008245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d-rock-vol3-scene1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224059442794477" calcext:value-type="float">
            <text:p>0,224059442794477</text:p>
          </table:table-cell>
          <table:table-cell office:value-type="float" office:value="1.45206766214531" calcext:value-type="float">
            <text:p>1,452067662145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-monkeys-scene5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1.54100088842331" calcext:value-type="float">
            <text:p>1,54100088842331</text:p>
          </table:table-cell>
          <table:table-cell office:value-type="float" office:value="22.2284089671603" calcext:value-type="float">
            <text:p>22,22840896716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0.204800000064" calcext:value-type="float">
            <text:p>0,204800000064</text:p>
          </table:table-cell>
          <table:table-cell office:value-type="float" office:value="0.750933333568" calcext:value-type="float">
            <text:p>0,750933333568</text:p>
          </table:table-cell>
          <table:table-cell office:value-type="float" office:value="3.39050923800732" calcext:value-type="float">
            <text:p>3,390509238007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fficflow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564235108657586" calcext:value-type="float">
            <text:p>0,564235108657586</text:p>
          </table:table-cell>
          <table:table-cell office:value-type="float" office:value="5.06150205698833" calcext:value-type="float">
            <text:p>5,061502056988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flag-scene1</text:p>
          </table:table-cell>
          <table:table-cell office:value-type="float" office:value="0.76800000024" calcext:value-type="float">
            <text:p>0,76800000024</text:p>
          </table:table-cell>
          <table:table-cell office:value-type="float" office:value="3.96449965361434" calcext:value-type="float">
            <text:p>3,9644996536143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ice-scene1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494933333488" calcext:value-type="float">
            <text:p>0,494933333488</text:p>
          </table:table-cell>
          <table:table-cell office:value-type="float" office:value="1.868800000584" calcext:value-type="float">
            <text:p>1,8688000005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fficandbuilding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443733333472" calcext:value-type="float">
            <text:p>0,443733333472</text:p>
          </table:table-cell>
          <table:table-cell office:value-type="float" office:value="2.19021531052649" calcext:value-type="float">
            <text:p>2,190215310526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eets-of-india-scene2</text:p>
          </table:table-cell>
          <table:table-cell office:value-type="float" office:value="0.2133333334" calcext:value-type="float">
            <text:p>0,2133333334</text:p>
          </table:table-cell>
          <table:table-cell office:value-type="float" office:value="0.6400000002" calcext:value-type="float">
            <text:p>0,6400000002</text:p>
          </table:table-cell>
          <table:table-cell office:value-type="float" office:value="4.54073401612223" calcext:value-type="float">
            <text:p>4,54073401612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andnature-scene1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0.785066666912" calcext:value-type="float">
            <text:p>0,785066666912</text:p>
          </table:table-cell>
          <table:table-cell office:value-type="float" office:value="3.07859009997195" calcext:value-type="float">
            <text:p>3,07859009997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ice-scene2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0.7811986434757" calcext:value-type="float">
            <text:p>0,7811986434757</text:p>
          </table:table-cell>
          <table:table-cell office:value-type="float" office:value="16.4660023013568" calcext:value-type="float">
            <text:p>16,46600230135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achtride</text:p>
          </table:table-cell>
          <table:table-cell office:value-type="float" office:value="0.187733333392" calcext:value-type="float">
            <text:p>0,187733333392</text:p>
          </table:table-cell>
          <table:table-cell office:value-type="float" office:value="0.887466666944" calcext:value-type="float">
            <text:p>0,887466666944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quareandtimelapse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1.075200000336" calcext:value-type="float">
            <text:p>1,075200000336</text:p>
          </table:table-cell>
          <table:table-cell office:value-type="float" office:value="14.2428659977169" calcext:value-type="float">
            <text:p>14,24286599771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eets-of-india-scene3</text:p>
          </table:table-cell>
          <table:table-cell office:value-type="float" office:value="0.187733333392" calcext:value-type="float">
            <text:p>0,187733333392</text:p>
          </table:table-cell>
          <table:table-cell office:value-type="float" office:value="0.622933333528" calcext:value-type="float">
            <text:p>0,622933333528</text:p>
          </table:table-cell>
          <table:table-cell office:value-type="float" office:value="4.42425491025972" calcext:value-type="float">
            <text:p>4,424254910259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andnature-scene2</text:p>
          </table:table-cell>
          <table:table-cell office:value-type="float" office:value="0.130810379282395" calcext:value-type="float">
            <text:p>0,130810379282395</text:p>
          </table:table-cell>
          <table:table-cell office:value-type="float" office:value="0.649533218659805" calcext:value-type="float">
            <text:p>0,649533218659805</text:p>
          </table:table-cell>
          <table:table-cell office:value-type="float" office:value="3.2524411350543" calcext:value-type="float">
            <text:p>3,25244113505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ice-scene4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452266666808" calcext:value-type="float">
            <text:p>0,452266666808</text:p>
          </table:table-cell>
          <table:table-cell office:value-type="float" office:value="1.71491608186678" calcext:value-type="float">
            <text:p>1,714916081866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ice-scene3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800935035711285" calcext:value-type="float">
            <text:p>0,800935035711285</text:p>
          </table:table-cell>
          <table:table-cell office:value-type="float" office:value="9.04320000282598" calcext:value-type="float">
            <text:p>9,043200002825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ddlerfountain</text:p>
          </table:table-cell>
          <table:table-cell office:value-type="float" office:value="0.836266666928" calcext:value-type="float">
            <text:p>0,8362666669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eeshade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443733333472" calcext:value-type="float">
            <text:p>0,443733333472</text:p>
          </table:table-cell>
          <table:table-cell office:value-type="float" office:value="2.0325517247731" calcext:value-type="float">
            <text:p>2,03255172477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ngo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2.82979858244459" calcext:value-type="float">
            <text:p>2,8297985824445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eets-of-india-scene1</text:p>
          </table:table-cell>
          <table:table-cell office:value-type="float" office:value="0.273066666752" calcext:value-type="float">
            <text:p>0,273066666752</text:p>
          </table:table-cell>
          <table:table-cell office:value-type="float" office:value="1.01625733562233" calcext:value-type="float">
            <text:p>1,01625733562233</text:p>
          </table:table-cell>
          <table:table-cell office:value-type="float" office:value="38.65600001208" calcext:value-type="float">
            <text:p>38,656000012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flag-scene2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1.28465185225331" calcext:value-type="float">
            <text:p>1,28465185225331</text:p>
          </table:table-cell>
          <table:table-cell office:value-type="float" office:value="33.305600010408" calcext:value-type="float">
            <text:p>33,3056000104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llbuildings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435200000136" calcext:value-type="float">
            <text:p>0,435200000136</text:p>
          </table:table-cell>
          <table:table-cell office:value-type="float" office:value="1.41164237638418" calcext:value-type="float">
            <text:p>1,4116423763841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2-Scene-002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512060094056732" calcext:value-type="float">
            <text:p>0,512060094056732</text:p>
          </table:table-cell>
          <table:table-cell office:value-type="float" office:value="1.62348851017742" calcext:value-type="float">
            <text:p>1,6234885101774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3-Scene-001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204620979084923" calcext:value-type="float">
            <text:p>0,204620979084923</text:p>
          </table:table-cell>
          <table:table-cell office:value-type="float" office:value="0.822573643667907" calcext:value-type="float">
            <text:p>0,82257364366790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1-Scene-003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2.56072112756079" calcext:value-type="float">
            <text:p>2,56072112756079</text:p>
          </table:table-cell>
          <table:table-cell office:value-type="float" office:value="14.8087144362472" calcext:value-type="float">
            <text:p>14,808714436247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7-Scene-007</text:p>
          </table:table-cell>
          <table:table-cell office:value-type="float" office:value="0.281600000088" calcext:value-type="float">
            <text:p>0,281600000088</text:p>
          </table:table-cell>
          <table:table-cell office:value-type="float" office:value="2.24421548199238" calcext:value-type="float">
            <text:p>2,24421548199238</text:p>
          </table:table-cell>
          <table:table-cell office:value-type="float" office:value="4.27977852600504" calcext:value-type="float">
            <text:p>4,2797785260050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8-Scene-001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605866666856" calcext:value-type="float">
            <text:p>0,605866666856</text:p>
          </table:table-cell>
          <table:table-cell office:value-type="float" office:value="5.54736448040364" calcext:value-type="float">
            <text:p>5,5473644804036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8-Scene-001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55466666684" calcext:value-type="float">
            <text:p>0,55466666684</text:p>
          </table:table-cell>
          <table:table-cell office:value-type="float" office:value="2.9859376424081" calcext:value-type="float">
            <text:p>2,985937642408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5-Scene-001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544676422934439" calcext:value-type="float">
            <text:p>0,544676422934439</text:p>
          </table:table-cell>
          <table:table-cell office:value-type="float" office:value="4.97086638453211" calcext:value-type="float">
            <text:p>4,9708663845321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1-Scene-001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716800000224" calcext:value-type="float">
            <text:p>0,716800000224</text:p>
          </table:table-cell>
          <table:table-cell office:value-type="float" office:value="5.08286721321418" calcext:value-type="float">
            <text:p>5,0828672132141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1-Scene-001</text:p>
          </table:table-cell>
          <table:table-cell office:value-type="float" office:value="0.335341844076426" calcext:value-type="float">
            <text:p>0,335341844076426</text:p>
          </table:table-cell>
          <table:table-cell office:value-type="float" office:value="2.1141640736674" calcext:value-type="float">
            <text:p>2,1141640736674</text:p>
          </table:table-cell>
          <table:table-cell office:value-type="float" office:value="15.6298924121827" calcext:value-type="float">
            <text:p>15,629892412182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1-Scene-002</text:p>
          </table:table-cell>
          <table:table-cell office:value-type="float" office:value="0.281600000088" calcext:value-type="float">
            <text:p>0,281600000088</text:p>
          </table:table-cell>
          <table:table-cell office:value-type="float" office:value="0.972800000304" calcext:value-type="float">
            <text:p>0,972800000304</text:p>
          </table:table-cell>
          <table:table-cell office:value-type="float" office:value="5.36165557152373" calcext:value-type="float">
            <text:p>5,3616555715237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2-Scene-004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262791836816816" calcext:value-type="float">
            <text:p>0,262791836816816</text:p>
          </table:table-cell>
          <table:table-cell office:value-type="float" office:value="0.446577777917333" calcext:value-type="float">
            <text:p>0,44657777791733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2-Scene-003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724203921794941" calcext:value-type="float">
            <text:p>0,724203921794941</text:p>
          </table:table-cell>
          <table:table-cell office:value-type="float" office:value="2.636800000824" calcext:value-type="float">
            <text:p>2,63680000082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2-Scene-001</text:p>
          </table:table-cell>
          <table:table-cell office:value-type="float" office:value="0.076800000024" calcext:value-type="float">
            <text:p>0,076800000024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317037792031134" calcext:value-type="float">
            <text:p>0,31703779203113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6-Scene-001</text:p>
          </table:table-cell>
          <table:table-cell office:value-type="float" office:value="0.281600000088" calcext:value-type="float">
            <text:p>0,281600000088</text:p>
          </table:table-cell>
          <table:table-cell office:value-type="float" office:value="0.887466666944" calcext:value-type="float">
            <text:p>0,887466666944</text:p>
          </table:table-cell>
          <table:table-cell office:value-type="float" office:value="2.14250014622993" calcext:value-type="float">
            <text:p>2,1425001462299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log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754510011236885" calcext:value-type="float">
            <text:p>0,754510011236885</text:p>
          </table:table-cell>
          <table:table-cell office:value-type="float" office:value="3.47467429320808" calcext:value-type="float">
            <text:p>3,4746742932080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3-Scene-002</text:p>
          </table:table-cell>
          <table:table-cell office:value-type="float" office:value="0.163453407049238" calcext:value-type="float">
            <text:p>0,163453407049238</text:p>
          </table:table-cell>
          <table:table-cell office:value-type="float" office:value="0.526459516235302" calcext:value-type="float">
            <text:p>0,526459516235302</text:p>
          </table:table-cell>
          <table:table-cell office:value-type="float" office:value="1.40883959495428" calcext:value-type="float">
            <text:p>1,4088395949542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4-Scene-001</text:p>
          </table:table-cell>
          <table:table-cell office:value-type="float" office:value="0.29866666676" calcext:value-type="float">
            <text:p>0,29866666676</text:p>
          </table:table-cell>
          <table:table-cell office:value-type="float" office:value="1.117866667016" calcext:value-type="float">
            <text:p>1,117866667016</text:p>
          </table:table-cell>
          <table:table-cell office:value-type="float" office:value="3.85692533910744" calcext:value-type="float">
            <text:p>3,8569253391074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9-Scene-001</text:p>
          </table:table-cell>
          <table:table-cell office:value-type="float" office:value="0.501204819433735" calcext:value-type="float">
            <text:p>0,501204819433735</text:p>
          </table:table-cell>
          <table:table-cell office:value-type="float" office:value="1.2134400003792" calcext:value-type="float">
            <text:p>1,2134400003792</text:p>
          </table:table-cell>
          <table:table-cell office:value-type="float" office:value="3.9654209102022" calcext:value-type="float">
            <text:p>3,965420910202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0-Scene-001</text:p>
          </table:table-cell>
          <table:table-cell office:value-type="float" office:value="0.224977339971783" calcext:value-type="float">
            <text:p>0,224977339971783</text:p>
          </table:table-cell>
          <table:table-cell office:value-type="float" office:value="0.6787393941515" calcext:value-type="float">
            <text:p>0,6787393941515</text:p>
          </table:table-cell>
          <table:table-cell office:value-type="float" office:value="3.78091284453714" calcext:value-type="float">
            <text:p>3,7809128445371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1-Scene-002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2.50632657083154" calcext:value-type="float">
            <text:p>2,50632657083154</text:p>
          </table:table-cell>
          <table:table-cell office:value-type="float" office:value="8.88721568905175" calcext:value-type="float">
            <text:p>8,8872156890517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4-Scene-001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375466666784" calcext:value-type="float">
            <text:p>0,375466666784</text:p>
          </table:table-cell>
          <table:table-cell office:value-type="float" office:value="1.12688961783849" calcext:value-type="float">
            <text:p>1,1268896178384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7-Scene-001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221866666736" calcext:value-type="float">
            <text:p>0,221866666736</text:p>
          </table:table-cell>
          <table:table-cell office:value-type="float" office:value="0.918265134386575" calcext:value-type="float">
            <text:p>0,91826513438657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5-Scene-001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0.742400000232" calcext:value-type="float">
            <text:p>0,74240000023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2-Scene-001</text:p>
          </table:table-cell>
          <table:table-cell office:value-type="float" office:value="0.668251054662716" calcext:value-type="float">
            <text:p>0,668251054662716</text:p>
          </table:table-cell>
          <table:table-cell office:value-type="float" office:value="1.84760430165265" calcext:value-type="float">
            <text:p>1,84760430165265</text:p>
          </table:table-cell>
          <table:table-cell office:value-type="float" office:value="4.91560893278668" calcext:value-type="float">
            <text:p>4,9156089327866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9-Scene-001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418133333464" calcext:value-type="float">
            <text:p>0,418133333464</text:p>
          </table:table-cell>
          <table:table-cell office:value-type="float" office:value="1.97944888950747" calcext:value-type="float">
            <text:p>1,979448889507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7-Scene-008</text:p>
          </table:table-cell>
          <table:table-cell office:value-type="float" office:value="0.196266666728" calcext:value-type="float">
            <text:p>0,196266666728</text:p>
          </table:table-cell>
          <table:table-cell office:value-type="float" office:value="0.597248424730587" calcext:value-type="float">
            <text:p>0,597248424730587</text:p>
          </table:table-cell>
          <table:table-cell office:value-type="float" office:value="1.36574339302651" calcext:value-type="float">
            <text:p>1,3657433930265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20-Scene-001</text:p>
          </table:table-cell>
          <table:table-cell office:value-type="float" office:value="0.247466666744" calcext:value-type="float">
            <text:p>0,247466666744</text:p>
          </table:table-cell>
          <table:table-cell office:value-type="float" office:value="0.827733333592" calcext:value-type="float">
            <text:p>0,827733333592</text:p>
          </table:table-cell>
          <table:table-cell office:value-type="float" office:value="2.31273772527363" calcext:value-type="float">
            <text:p>2,3127377252736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7-Scene-001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713700136277453" calcext:value-type="float">
            <text:p>0,713700136277453</text:p>
          </table:table-cell>
          <table:table-cell office:value-type="float" office:value="2.05940425596271" calcext:value-type="float">
            <text:p>2,0594042559627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7-Scene-003</text:p>
          </table:table-cell>
          <table:table-cell office:value-type="float" office:value="0.273066666752" calcext:value-type="float">
            <text:p>0,273066666752</text:p>
          </table:table-cell>
          <table:table-cell office:value-type="float" office:value="1.18781378716951" calcext:value-type="float">
            <text:p>1,18781378716951</text:p>
          </table:table-cell>
          <table:table-cell office:value-type="float" office:value="2.88566491540845" calcext:value-type="float">
            <text:p>2,8856649154084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13-Scene-001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1.90506330415112" calcext:value-type="float">
            <text:p>1,90506330415112</text:p>
          </table:table-cell>
          <table:table-cell office:value-type="float" office:value="4.51264028853447" calcext:value-type="float">
            <text:p>4,512640288534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06-Scene-001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89600000028" calcext:value-type="float">
            <text:p>0,89600000028</text:p>
          </table:table-cell>
          <table:table-cell office:value-type="float" office:value="2.64533333416" calcext:value-type="float">
            <text:p>2,6453333341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9</text:p>
          </table:table-cell>
          <table:table-cell office:value-type="float" office:value="0.164415503927349" calcext:value-type="float">
            <text:p>0,164415503927349</text:p>
          </table:table-cell>
          <table:table-cell office:value-type="float" office:value="0.368929196614893" calcext:value-type="float">
            <text:p>0,368929196614893</text:p>
          </table:table-cell>
          <table:table-cell office:value-type="float" office:value="1.66890538974309" calcext:value-type="float">
            <text:p>1,6689053897430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2</text:p>
          </table:table-cell>
          <table:table-cell office:value-type="float" office:value="0.186948659062253" calcext:value-type="float">
            <text:p>0,186948659062253</text:p>
          </table:table-cell>
          <table:table-cell office:value-type="float" office:value="0.490321323042694" calcext:value-type="float">
            <text:p>0,490321323042694</text:p>
          </table:table-cell>
          <table:table-cell office:value-type="float" office:value="1.58222782201676" calcext:value-type="float">
            <text:p>1,5822278220167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7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4266666668" calcext:value-type="float">
            <text:p>0,4266666668</text:p>
          </table:table-cell>
          <table:table-cell office:value-type="float" office:value="3.36129168157575" calcext:value-type="float">
            <text:p>3,3612916815757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5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964534169580414" calcext:value-type="float">
            <text:p>0,964534169580414</text:p>
          </table:table-cell>
          <table:table-cell office:value-type="float" office:value="5.85574436379528" calcext:value-type="float">
            <text:p>5,8557443637952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3</text:p>
          </table:table-cell>
          <table:table-cell office:value-type="float" office:value="0.076800000024" calcext:value-type="float">
            <text:p>0,076800000024</text:p>
          </table:table-cell>
          <table:table-cell office:value-type="float" office:value="0.262755555637667" calcext:value-type="float">
            <text:p>0,262755555637667</text:p>
          </table:table-cell>
          <table:table-cell office:value-type="float" office:value="0.777731773108234" calcext:value-type="float">
            <text:p>0,77773177310823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3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0.529066666832" calcext:value-type="float">
            <text:p>0,529066666832</text:p>
          </table:table-cell>
          <table:table-cell office:value-type="float" office:value="4.15032434362133" calcext:value-type="float">
            <text:p>4,1503243436213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5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624485317415695" calcext:value-type="float">
            <text:p>0,624485317415695</text:p>
          </table:table-cell>
          <table:table-cell office:value-type="float" office:value="4.29856797287358" calcext:value-type="float">
            <text:p>4,2985679728735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0</text:p>
          </table:table-cell>
          <table:table-cell office:value-type="float" office:value="0.267348779817868" calcext:value-type="float">
            <text:p>0,267348779817868</text:p>
          </table:table-cell>
          <table:table-cell office:value-type="float" office:value="1.02081554939578" calcext:value-type="float">
            <text:p>1,02081554939578</text:p>
          </table:table-cell>
          <table:table-cell office:value-type="float" office:value="4.19752255805095" calcext:value-type="float">
            <text:p>4,1975225580509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0</text:p>
          </table:table-cell>
          <table:table-cell office:value-type="float" office:value="0.12800000004" calcext:value-type="float">
            <text:p>0,12800000004</text:p>
          </table:table-cell>
          <table:table-cell office:value-type="float" office:value="0.433737995473538" calcext:value-type="float">
            <text:p>0,433737995473538</text:p>
          </table:table-cell>
          <table:table-cell office:value-type="float" office:value="1.80611282107722" calcext:value-type="float">
            <text:p>1,8061128210772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3</text:p>
          </table:table-cell>
          <table:table-cell office:value-type="float" office:value="0.059733333352" calcext:value-type="float">
            <text:p>0,059733333352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218886368227606" calcext:value-type="float">
            <text:p>0,21888636822760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4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196266666728" calcext:value-type="float">
            <text:p>0,196266666728</text:p>
          </table:table-cell>
          <table:table-cell office:value-type="float" office:value="0.862404199744568" calcext:value-type="float">
            <text:p>0,86240419974456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2</text:p>
          </table:table-cell>
          <table:table-cell office:value-type="float" office:value="0.08533333336" calcext:value-type="float">
            <text:p>0,08533333336</text:p>
          </table:table-cell>
          <table:table-cell office:value-type="float" office:value="0.224711111181333" calcext:value-type="float">
            <text:p>0,224711111181333</text:p>
          </table:table-cell>
          <table:table-cell office:value-type="float" office:value="0.539423918743633" calcext:value-type="float">
            <text:p>0,53942391874363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5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560024806376558" calcext:value-type="float">
            <text:p>0,560024806376558</text:p>
          </table:table-cell>
          <table:table-cell office:value-type="float" office:value="3.79554811834092" calcext:value-type="float">
            <text:p>3,7955481183409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1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184987372766566" calcext:value-type="float">
            <text:p>0,184987372766566</text:p>
          </table:table-cell>
          <table:table-cell office:value-type="float" office:value="0.654372696450225" calcext:value-type="float">
            <text:p>0,65437269645022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4</text:p>
          </table:table-cell>
          <table:table-cell office:value-type="float" office:value="0.111178416048668" calcext:value-type="float">
            <text:p>0,111178416048668</text:p>
          </table:table-cell>
          <table:table-cell office:value-type="float" office:value="0.203138643131327" calcext:value-type="float">
            <text:p>0,203138643131327</text:p>
          </table:table-cell>
          <table:table-cell office:value-type="float" office:value="0.709107981442254" calcext:value-type="float">
            <text:p>0,70910798144225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6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345961582029017" calcext:value-type="float">
            <text:p>0,345961582029017</text:p>
          </table:table-cell>
          <table:table-cell office:value-type="float" office:value="1.5458144013727" calcext:value-type="float">
            <text:p>1,545814401372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7</text:p>
          </table:table-cell>
          <table:table-cell office:value-type="float" office:value="0.217023423491243" calcext:value-type="float">
            <text:p>0,217023423491243</text:p>
          </table:table-cell>
          <table:table-cell office:value-type="float" office:value="0.792677477725189" calcext:value-type="float">
            <text:p>0,792677477725189</text:p>
          </table:table-cell>
          <table:table-cell office:value-type="float" office:value="3.67136405178021" calcext:value-type="float">
            <text:p>3,6713640517802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8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1.723733333872" calcext:value-type="float">
            <text:p>1,723733333872</text:p>
          </table:table-cell>
          <table:table-cell office:value-type="float" office:value="4.940800001544" calcext:value-type="float">
            <text:p>4,94080000154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9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1.30923300370946" calcext:value-type="float">
            <text:p>1,30923300370946</text:p>
          </table:table-cell>
          <table:table-cell office:value-type="float" office:value="11.9692246228751" calcext:value-type="float">
            <text:p>11,969224622875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7</text:p>
          </table:table-cell>
          <table:table-cell office:value-type="float" office:value="0.150061788664781" calcext:value-type="float">
            <text:p>0,150061788664781</text:p>
          </table:table-cell>
          <table:table-cell office:value-type="float" office:value="0.203136723227322" calcext:value-type="float">
            <text:p>0,203136723227322</text:p>
          </table:table-cell>
          <table:table-cell office:value-type="float" office:value="0.574865822964454" calcext:value-type="float">
            <text:p>0,57486582296445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6</text:p>
          </table:table-cell>
          <table:table-cell office:value-type="float" office:value="0.232888888961667" calcext:value-type="float">
            <text:p>0,232888888961667</text:p>
          </table:table-cell>
          <table:table-cell office:value-type="float" office:value="1.50164193178865" calcext:value-type="float">
            <text:p>1,50164193178865</text:p>
          </table:table-cell>
          <table:table-cell office:value-type="float" office:value="16.8328402072319" calcext:value-type="float">
            <text:p>16,832840207231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4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329469918802146" calcext:value-type="float">
            <text:p>0,329469918802146</text:p>
          </table:table-cell>
          <table:table-cell office:value-type="float" office:value="1.26150284277148" calcext:value-type="float">
            <text:p>1,2615028427714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5</text:p>
          </table:table-cell>
          <table:table-cell office:value-type="float" office:value="0.117421004602904" calcext:value-type="float">
            <text:p>0,117421004602904</text:p>
          </table:table-cell>
          <table:table-cell office:value-type="float" office:value="0.216952120450834" calcext:value-type="float">
            <text:p>0,216952120450834</text:p>
          </table:table-cell>
          <table:table-cell office:value-type="float" office:value="0.912244176991904" calcext:value-type="float">
            <text:p>0,91224417699190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8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466184321369392" calcext:value-type="float">
            <text:p>0,466184321369392</text:p>
          </table:table-cell>
          <table:table-cell office:value-type="float" office:value="4.15719752893905" calcext:value-type="float">
            <text:p>4,1571975289390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9</text:p>
          </table:table-cell>
          <table:table-cell office:value-type="float" office:value="0.125522580684387" calcext:value-type="float">
            <text:p>0,125522580684387</text:p>
          </table:table-cell>
          <table:table-cell office:value-type="float" office:value="0.302738237337813" calcext:value-type="float">
            <text:p>0,302738237337813</text:p>
          </table:table-cell>
          <table:table-cell office:value-type="float" office:value="0.935002253439968" calcext:value-type="float">
            <text:p>0,93500225343996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1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631466666864" calcext:value-type="float">
            <text:p>0,631466666864</text:p>
          </table:table-cell>
          <table:table-cell office:value-type="float" office:value="4.43734571682399" calcext:value-type="float">
            <text:p>4,4373457168239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1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51634331353461" calcext:value-type="float">
            <text:p>0,51634331353461</text:p>
          </table:table-cell>
          <table:table-cell office:value-type="float" office:value="1.78497223991622" calcext:value-type="float">
            <text:p>1,7849722399162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0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1.24095294603584" calcext:value-type="float">
            <text:p>1,24095294603584</text:p>
          </table:table-cell>
          <table:table-cell office:value-type="float" office:value="10.3856942928755" calcext:value-type="float">
            <text:p>10,385694292875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42</text:p>
          </table:table-cell>
          <table:table-cell office:value-type="float" office:value="0.212608665577705" calcext:value-type="float">
            <text:p>0,212608665577705</text:p>
          </table:table-cell>
          <table:table-cell office:value-type="float" office:value="0.50142885587809" calcext:value-type="float">
            <text:p>0,50142885587809</text:p>
          </table:table-cell>
          <table:table-cell office:value-type="float" office:value="2.23706132581464" calcext:value-type="float">
            <text:p>2,2370613258146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3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656789535613456" calcext:value-type="float">
            <text:p>0,656789535613456</text:p>
          </table:table-cell>
          <table:table-cell office:value-type="float" office:value="3.46431080470154" calcext:value-type="float">
            <text:p>3,4643108047015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7</text:p>
          </table:table-cell>
          <table:table-cell office:value-type="float" office:value="0.179200000056" calcext:value-type="float">
            <text:p>0,179200000056</text:p>
          </table:table-cell>
          <table:table-cell office:value-type="float" office:value="1.01268405828748" calcext:value-type="float">
            <text:p>1,01268405828748</text:p>
          </table:table-cell>
          <table:table-cell office:value-type="float" office:value="12.9586181899075" calcext:value-type="float">
            <text:p>12,958618189907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2</text:p>
          </table:table-cell>
          <table:table-cell office:value-type="float" office:value="0.406536957327918" calcext:value-type="float">
            <text:p>0,406536957327918</text:p>
          </table:table-cell>
          <table:table-cell office:value-type="float" office:value="0.906652844055827" calcext:value-type="float">
            <text:p>0,906652844055827</text:p>
          </table:table-cell>
          <table:table-cell office:value-type="float" office:value="3.362133334384" calcext:value-type="float">
            <text:p>3,36213333438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6</text:p>
          </table:table-cell>
          <table:table-cell office:value-type="float" office:value="0.247466666744" calcext:value-type="float">
            <text:p>0,247466666744</text:p>
          </table:table-cell>
          <table:table-cell office:value-type="float" office:value="1.331200000416" calcext:value-type="float">
            <text:p>1,331200000416</text:p>
          </table:table-cell>
          <table:table-cell office:value-type="float" office:value="21.4432174930398" calcext:value-type="float">
            <text:p>21,443217493039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7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1.54164136881908" calcext:value-type="float">
            <text:p>1,5416413688190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8</text:p>
          </table:table-cell>
          <table:table-cell office:value-type="float" office:value="0.153600000048" calcext:value-type="float">
            <text:p>0,153600000048</text:p>
          </table:table-cell>
          <table:table-cell office:value-type="float" office:value="0.729349019835765" calcext:value-type="float">
            <text:p>0,729349019835765</text:p>
          </table:table-cell>
          <table:table-cell office:value-type="float" office:value="4.10484064896563" calcext:value-type="float">
            <text:p>4,1048406489656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8</text:p>
          </table:table-cell>
          <table:table-cell office:value-type="float" office:value="0.183794871852308" calcext:value-type="float">
            <text:p>0,183794871852308</text:p>
          </table:table-cell>
          <table:table-cell office:value-type="float" office:value="0.477295994576184" calcext:value-type="float">
            <text:p>0,477295994576184</text:p>
          </table:table-cell>
          <table:table-cell office:value-type="float" office:value="1.16697358527034" calcext:value-type="float">
            <text:p>1,1669735852703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4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32006432170806" calcext:value-type="float">
            <text:p>0,32006432170806</text:p>
          </table:table-cell>
          <table:table-cell office:value-type="float" office:value="1.78568178223018" calcext:value-type="float">
            <text:p>1,7856817822301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1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382780952500571" calcext:value-type="float">
            <text:p>0,382780952500571</text:p>
          </table:table-cell>
          <table:table-cell office:value-type="float" office:value="3.7284307348451" calcext:value-type="float">
            <text:p>3,728430734845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36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46933333348" calcext:value-type="float">
            <text:p>0,46933333348</text:p>
          </table:table-cell>
          <table:table-cell office:value-type="float" office:value="2.86816803394366" calcext:value-type="float">
            <text:p>2,8681680339436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10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2.14866666733813" calcext:value-type="float">
            <text:p>2,14866666733813</text:p>
          </table:table-cell>
          <table:table-cell office:value-type="float" office:value="9.16165117137473" calcext:value-type="float">
            <text:p>9,1616511713747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deo29</text:p>
          </table:table-cell>
          <table:table-cell office:value-type="float" office:value="0.119466666704" calcext:value-type="float">
            <text:p>0,119466666704</text:p>
          </table:table-cell>
          <table:table-cell office:value-type="float" office:value="0.403692307818462" calcext:value-type="float">
            <text:p>0,403692307818462</text:p>
          </table:table-cell>
          <table:table-cell office:value-type="float" office:value="1.75572518101576" calcext:value-type="float">
            <text:p>1,7557251810157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owerPan</text:p>
          </table:table-cell>
          <table:table-cell office:value-type="float" office:value="0.303885399544" calcext:value-type="float">
            <text:p>0,303885399544</text:p>
          </table:table-cell>
          <table:table-cell office:value-type="float" office:value="0.766876752040566" calcext:value-type="float">
            <text:p>0,766876752040566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unBath</text:p>
          </table:table-cell>
          <table:table-cell office:value-type="float" office:value="0.332800000104" calcext:value-type="float">
            <text:p>0,332800000104</text:p>
          </table:table-cell>
          <table:table-cell office:value-type="float" office:value="2.47217777855033" calcext:value-type="float">
            <text:p>2,47217777855033</text:p>
          </table:table-cell>
          <table:table-cell office:value-type="float" office:value="2.312533334056" calcext:value-type="float">
            <text:p>2,31253333405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ityAlley</text:p>
          </table:table-cell>
          <table:table-cell office:value-type="float" office:value="0.076800000024" calcext:value-type="float">
            <text:p>0,076800000024</text:p>
          </table:table-cell>
          <table:table-cell office:value-type="float" office:value="0.250545704545649" calcext:value-type="float">
            <text:p>0,250545704545649</text:p>
          </table:table-cell>
          <table:table-cell office:value-type="float" office:value="0.760700739761137" calcext:value-type="float">
            <text:p>0,76070073976113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ps</text:p>
          </table:table-cell>
          <table:table-cell office:value-type="float" office:value="0.1774933333888" calcext:value-type="float">
            <text:p>0,1774933333888</text:p>
          </table:table-cell>
          <table:table-cell office:value-type="float" office:value="0.614326436973586" calcext:value-type="float">
            <text:p>0,614326436973586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owerFocus</text:p>
          </table:table-cell>
          <table:table-cell office:value-type="float" office:value="0.167702456192758" calcext:value-type="float">
            <text:p>0,167702456192758</text:p>
          </table:table-cell>
          <table:table-cell office:value-type="float" office:value="0.584968707665796" calcext:value-type="float">
            <text:p>0,584968707665796</text:p>
          </table:table-cell>
          <table:table-cell office:value-type="float" office:value="11.3799686087571" calcext:value-type="float">
            <text:p>11,379968608757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wilight</text:p>
          </table:table-cell>
          <table:table-cell office:value-type="float" office:value="0.076800000024" calcext:value-type="float">
            <text:p>0,076800000024</text:p>
          </table:table-cell>
          <table:table-cell office:value-type="float" office:value="0.236763567436417" calcext:value-type="float">
            <text:p>0,236763567436417</text:p>
          </table:table-cell>
          <table:table-cell office:value-type="float" office:value="0.867221476781073" calcext:value-type="float">
            <text:p>0,86722147678107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iverBank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529066666832" calcext:value-type="float">
            <text:p>0,529066666832</text:p>
          </table:table-cell>
          <table:table-cell office:value-type="float" office:value="4.90057210224821" calcext:value-type="float">
            <text:p>4,9005721022482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aceNight</text:p>
          </table:table-cell>
          <table:table-cell office:value-type="float" office:value="0.264533333416" calcext:value-type="float">
            <text:p>0,264533333416</text:p>
          </table:table-cell>
          <table:table-cell office:value-type="float" office:value="0.913066666952" calcext:value-type="float">
            <text:p>0,91306666695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eauty</text:p>
          </table:table-cell>
          <table:table-cell office:value-type="float" office:value="0.770905451536707" calcext:value-type="float">
            <text:p>0,770905451536707</text:p>
          </table:table-cell>
          <table:table-cell office:value-type="float" office:value="26.0209731261596" calcext:value-type="float">
            <text:p>26,0209731261596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0</text:p>
          </table:table-cell>
          <table:table-cell office:value-type="float" office:value="0.238933333408" calcext:value-type="float">
            <text:p>0,238933333408</text:p>
          </table:table-cell>
          <table:table-cell office:value-type="float" office:value="1.032533333656" calcext:value-type="float">
            <text:p>1,032533333656</text:p>
          </table:table-cell>
          <table:table-cell office:value-type="float" office:value="2.969600000928" calcext:value-type="float">
            <text:p>2,96960000092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ports-1</text:p>
          </table:table-cell>
          <table:table-cell office:value-type="float" office:value="0.102400000032" calcext:value-type="float">
            <text:p>0,102400000032</text:p>
          </table:table-cell>
          <table:table-cell office:value-type="float" office:value="0.392533333456" calcext:value-type="float">
            <text:p>0,392533333456</text:p>
          </table:table-cell>
          <table:table-cell office:value-type="float" office:value="1.52905017229913" calcext:value-type="float">
            <text:p>1,5290501722991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3</text:p>
          </table:table-cell>
          <table:table-cell office:value-type="float" office:value="0.136533333376" calcext:value-type="float">
            <text:p>0,136533333376</text:p>
          </table:table-cell>
          <table:table-cell office:value-type="float" office:value="0.358400000112" calcext:value-type="float">
            <text:p>0,358400000112</text:p>
          </table:table-cell>
          <table:table-cell office:value-type="float" office:value="1.18987417877559" calcext:value-type="float">
            <text:p>1,1898741787755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ports-4</text:p>
          </table:table-cell>
          <table:table-cell office:value-type="float" office:value="0.307200000096" calcext:value-type="float">
            <text:p>0,307200000096</text:p>
          </table:table-cell>
          <table:table-cell office:value-type="float" office:value="0.955733333632" calcext:value-type="float">
            <text:p>0,955733333632</text:p>
          </table:table-cell>
          <table:table-cell office:value-type="float" office:value="2.67970741985517" calcext:value-type="float">
            <text:p>2,6797074198551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6</text:p>
          </table:table-cell>
          <table:table-cell office:value-type="float" office:value="0.12800000004" calcext:value-type="float">
            <text:p>0,12800000004</text:p>
          </table:table-cell>
          <table:table-cell office:value-type="float" office:value="0.401066666792" calcext:value-type="float">
            <text:p>0,401066666792</text:p>
          </table:table-cell>
          <table:table-cell office:value-type="float" office:value="1.075200000336" calcext:value-type="float">
            <text:p>1,07520000033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ports-8</text:p>
          </table:table-cell>
          <table:table-cell office:value-type="float" office:value="0.187733333392" calcext:value-type="float">
            <text:p>0,187733333392</text:p>
          </table:table-cell>
          <table:table-cell office:value-type="float" office:value="0.643311442987104" calcext:value-type="float">
            <text:p>0,643311442987104</text:p>
          </table:table-cell>
          <table:table-cell office:value-type="float" office:value="3.61679642312446" calcext:value-type="float">
            <text:p>3,6167964231244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imation-9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628869565413913" calcext:value-type="float">
            <text:p>0,628869565413913</text:p>
          </table:table-cell>
          <table:table-cell office:value-type="float" office:value="2.05528412435362" calcext:value-type="float">
            <text:p>2,0552841243536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10</text:p>
          </table:table-cell>
          <table:table-cell office:value-type="float" office:value="0.477866666816" calcext:value-type="float">
            <text:p>0,477866666816</text:p>
          </table:table-cell>
          <table:table-cell office:value-type="float" office:value="1.732266667208" calcext:value-type="float">
            <text:p>1,732266667208</text:p>
          </table:table-cell>
          <table:table-cell office:value-type="float" office:value="15.8331754263726" calcext:value-type="float">
            <text:p>15,833175426372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11</text:p>
          </table:table-cell>
          <table:table-cell office:value-type="float" office:value="0.093866666696" calcext:value-type="float">
            <text:p>0,093866666696</text:p>
          </table:table-cell>
          <table:table-cell office:value-type="float" office:value="0.221866666736" calcext:value-type="float">
            <text:p>0,221866666736</text:p>
          </table:table-cell>
          <table:table-cell office:value-type="float" office:value="0.571577855819823" calcext:value-type="float">
            <text:p>0,57157785581982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aming-12</text:p>
          </table:table-cell>
          <table:table-cell office:value-type="float" office:value="0.110933333368" calcext:value-type="float">
            <text:p>0,110933333368</text:p>
          </table:table-cell>
          <table:table-cell office:value-type="float" office:value="0.394881431890738" calcext:value-type="float">
            <text:p>0,394881431890738</text:p>
          </table:table-cell>
          <table:table-cell office:value-type="float" office:value="1.2911816095989" calcext:value-type="float">
            <text:p>1,291181609598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ports-2</text:p>
          </table:table-cell>
          <table:table-cell office:value-type="float" office:value="0.17066666672" calcext:value-type="float">
            <text:p>0,17066666672</text:p>
          </table:table-cell>
          <table:table-cell office:value-type="float" office:value="0.435200000136" calcext:value-type="float">
            <text:p>0,435200000136</text:p>
          </table:table-cell>
          <table:table-cell office:value-type="float" office:value="1.62974299567838" calcext:value-type="float">
            <text:p>1,6297429956783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log-5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799611884661764" calcext:value-type="float">
            <text:p>0,799611884661764</text:p>
          </table:table-cell>
          <table:table-cell office:value-type="float" office:value="3.69226303970259" calcext:value-type="float">
            <text:p>3,6922630397025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log-7</text:p>
          </table:table-cell>
          <table:table-cell office:value-type="float" office:value="0.290133333424" calcext:value-type="float">
            <text:p>0,290133333424</text:p>
          </table:table-cell>
          <table:table-cell office:value-type="float" office:value="1.45802727510203" calcext:value-type="float">
            <text:p>1,45802727510203</text:p>
          </table:table-cell>
          <table:table-cell office:value-type="float" office:value="14.9556063931332" calcext:value-type="float">
            <text:p>14,955606393133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ports-13</text:p>
          </table:table-cell>
          <table:table-cell office:value-type="float" office:value="0.145066666712" calcext:value-type="float">
            <text:p>0,145066666712</text:p>
          </table:table-cell>
          <table:table-cell office:value-type="float" office:value="0.503466666824" calcext:value-type="float">
            <text:p>0,503466666824</text:p>
          </table:table-cell>
          <table:table-cell office:value-type="float" office:value="1.23733333372" calcext:value-type="float">
            <text:p>1,2373333337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log-14</text:p>
          </table:table-cell>
          <table:table-cell office:value-type="float" office:value="0.162133333384" calcext:value-type="float">
            <text:p>0,162133333384</text:p>
          </table:table-cell>
          <table:table-cell office:value-type="float" office:value="0.418133333464" calcext:value-type="float">
            <text:p>0,418133333464</text:p>
          </table:table-cell>
          <table:table-cell office:value-type="float" office:value="1.45657341968687" calcext:value-type="float">
            <text:p>1,45657341968687</text:p>
          </table:table-cell>
          <table:table-cell table:number-columns-repeated="60"/>
        </table:table-row>
        <table:table-row table:style-name="ro1" table:number-rows-repeated="10483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2-05-30T07:55:05</meta:creation-date>
    <dc:date>2022-06-02T10:56:26.697085501</dc:date>
    <meta:generator>LibreOffice/6.4.7.2$Linux_X86_64 LibreOffice_project/40$Build-2</meta:generator>
    <meta:editing-duration>PT5M53S</meta:editing-duration>
    <meta:editing-cycles>1</meta:editing-cycles>
    <meta:document-statistic meta:table-count="1" meta:cell-count="788" meta:object-count="0"/>
    <meta:user-defined meta:name="AppVersion">3.0</meta:user-defined>
  </office:meta>
</office:document-meta>
</file>